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ourier New" svg:font-family="'Courier New'" style:font-family-generic="modern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ucida Sans Unicode" svg:font-family="'Lucida Sans Unicode'" style:font-family-generic="roman" style:font-pitch="variable"/>
    <style:font-face style:name="Lucida Sans Unicode1" svg:font-family="'Lucida Sans Unicode'" style:font-family-generic="system" style:font-pitch="variable"/>
    <style:font-face style:name="Mangal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Trebuchet MS2" svg:font-family="'Trebuchet MS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17.253cm" fo:margin-left="0.259cm" fo:margin-top="0cm" fo:margin-bottom="0cm" table:align="left" style:writing-mode="lr-tb"/>
    </style:style>
    <style:style style:name="Tabla1.A" style:family="table-column">
      <style:table-column-properties style:column-width="2.501cm"/>
    </style:style>
    <style:style style:name="Tabla1.B" style:family="table-column">
      <style:table-column-properties style:column-width="14.751cm"/>
    </style:style>
    <style:style style:name="Tabla1.1" style:family="table-row">
      <style:table-row-properties style:min-row-height="1.224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1.005cm" fo:keep-together="auto"/>
    </style:style>
    <style:style style:name="Tabla1.3" style:family="table-row">
      <style:table-row-properties style:min-row-height="1.032cm" fo:keep-together="auto"/>
    </style:style>
    <style:style style:name="Tabla2" style:family="table">
      <style:table-properties style:width="17cm" fo:margin-left="0.009cm" fo:margin-top="0cm" fo:margin-bottom="0cm" table:align="left" style:writing-mode="lr-tb"/>
    </style:style>
    <style:style style:name="Tabla2.A" style:family="table-column">
      <style:table-column-properties style:column-width="5.667cm"/>
    </style:style>
    <style:style style:name="Tabla2.B" style:family="table-column">
      <style:table-column-properties style:column-width="5.66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="0.097cm" fo:border="0.5pt solid #000000" style:writing-mode="lr-tb"/>
    </style:style>
    <style:style style:name="Tabla2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a2.C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First_20_Page">
      <style:paragraph-properties fo:line-height="115%" style:page-number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1pt" style:font-size-asian="11pt" style:font-size-complex="11pt"/>
    </style:style>
    <style:style style:name="P2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1pt" style:font-size-asian="11pt" style:font-size-complex="11pt"/>
    </style:style>
    <style:style style:name="P3" style:family="paragraph" style:parent-style-name="Standard">
      <style:paragraph-properties fo:line-height="115%"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Standard">
      <style:paragraph-properties fo:margin-top="0cm" fo:margin-bottom="0cm" style:contextual-spacing="false" fo:line-height="115%" fo:orphans="0" fo:widows="0"/>
      <style:text-properties fo:color="#000000" loext:opacity="100%" style:font-name="Times New Roman" fo:font-size="11pt" style:font-size-asian="11pt" style:font-name-complex="Verdana" style:font-size-complex="11pt"/>
    </style:style>
    <style:style style:name="P5" style:family="paragraph" style:parent-style-name="Text_20_body">
      <style:paragraph-properties fo:line-height="115%" fo:text-align="center" style:justify-single-word="false">
        <style:tab-stops/>
      </style:paragraph-properties>
      <style:text-properties fo:color="#000000" loext:opacity="100%" style:font-name="Times New Roman" fo:font-size="11pt" fo:font-weight="bold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line-height="115%" fo:text-align="center" style:justify-single-word="false">
        <style:tab-stops/>
      </style:paragraph-properties>
      <style:text-properties fo:color="#000000" loext:opacity="100%" style:font-name="Times New Roman" fo:font-size="11pt" fo:font-weight="bold" officeooo:rsid="002ce25a" officeooo:paragraph-rsid="002ce25a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top="0cm" fo:margin-bottom="0cm" style:contextual-spacing="false" fo:line-height="115%" fo:text-align="center" style:justify-single-word="false" fo:orphans="0" fo:widows="0">
        <style:tab-stops/>
      </style:paragraph-properties>
      <style:text-properties fo:color="#000000" loext:opacity="100%" style:font-name="Times New Roman" fo:font-size="12pt" fo:font-weight="bold" officeooo:paragraph-rsid="003bbf44" style:font-size-asian="12pt" style:font-weight-asian="bold" style:font-name-complex="Verdana" style:font-size-complex="12pt"/>
    </style:style>
    <style:style style:name="P8" style:family="paragraph" style:parent-style-name="Text_20_body">
      <style:paragraph-properties fo:line-height="115%" fo:text-align="center" style:justify-single-word="false">
        <style:tab-stops/>
      </style:paragraph-properties>
      <style:text-properties fo:color="#000000" loext:opacity="100%" style:font-name="Times New Roman" fo:font-size="11pt" fo:font-weight="bold" officeooo:rsid="002ce25a" officeooo:paragraph-rsid="002e336a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Times New Roman" fo:font-size="11pt" style:font-size-asian="11pt" style:font-name-complex="Verdana" style:font-size-complex="11pt"/>
    </style:style>
    <style:style style:name="P10" style:family="paragraph" style:parent-style-name="Text_20_body">
      <style:paragraph-properties fo:margin-left="0.275cm" fo:margin-right="0.469cm" fo:margin-top="0cm" fo:margin-bottom="0cm" style:contextual-spacing="false" fo:line-height="115%" fo:text-align="start" style:justify-single-word="false" fo:orphans="0" fo:widows="0" fo:text-indent="0cm" style:auto-text-indent="false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margin-top="0.005cm" fo:margin-bottom="0cm" style:contextual-spacing="false" fo:line-height="115%" fo:text-align="start" style:justify-single-word="false" fo:orphans="0" fo:widows="0"/>
      <style:text-properties fo:color="#000000" loext:opacity="100%" style:font-name="Times New Roman" fo:font-size="11pt" style:font-size-asian="11pt" style:font-name-complex="Verdana" style:font-size-complex="11pt"/>
    </style:style>
    <style:style style:name="P12" style:family="paragraph" style:parent-style-name="Standard">
      <style:paragraph-properties fo:margin-left="0.275cm" fo:margin-right="0.466cm" fo:margin-top="0cm" fo:margin-bottom="0cm" style:contextual-spacing="false" fo:line-height="115%" fo:text-align="start" style:justify-single-word="false" fo:orphans="0" fo:widows="0" fo:text-indent="0cm" style:auto-text-indent="false"/>
      <style:text-properties fo:color="#000000" loext:opacity="100%" style:font-name="Times New Roman" fo:font-size="11pt" officeooo:paragraph-rsid="003310e0" style:font-size-asian="11pt" style:font-name-complex="Verdana" style:font-size-complex="11pt"/>
    </style:style>
    <style:style style:name="P13" style:family="paragraph" style:parent-style-name="Standard">
      <style:paragraph-properties fo:margin-left="0.275cm" fo:margin-right="0.466cm" fo:margin-top="0cm" fo:margin-bottom="0cm" style:contextual-spacing="false" fo:line-height="115%" fo:text-align="start" style:justify-single-word="false" fo:orphans="0" fo:widows="0" fo:text-indent="0cm" style:auto-text-indent="false"/>
      <style:text-properties style:font-name="Times New Roman" fo:font-size="11pt" officeooo:paragraph-rsid="003310e0" style:font-size-asian="11pt" style:font-size-complex="11pt"/>
    </style:style>
    <style:style style:name="P14" style:family="paragraph" style:parent-style-name="Standard">
      <style:paragraph-properties fo:margin-left="0.275cm" fo:margin-right="0.466cm" fo:margin-top="0cm" fo:margin-bottom="0cm" style:contextual-spacing="false" fo:line-height="115%" fo:text-align="justify" style:justify-single-word="false" fo:orphans="0" fo:widows="0" fo:text-indent="0cm" style:auto-text-indent="false"/>
      <style:text-properties fo:color="#000000" loext:opacity="100%" style:font-name="Times New Roman" fo:font-size="11pt" style:font-size-asian="11pt" style:font-name-complex="Verdana" style:font-size-complex="11pt"/>
    </style:style>
    <style:style style:name="P15" style:family="paragraph" style:parent-style-name="Standard">
      <style:paragraph-properties fo:margin-left="0.275cm" fo:margin-right="0.473cm" fo:margin-top="0cm" fo:margin-bottom="0cm" style:contextual-spacing="false" fo:line-height="115%" fo:text-align="justify" style:justify-single-word="false" fo:orphans="0" fo:widows="0" fo:text-indent="0cm" style:auto-text-indent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paragraph-properties fo:margin-left="0.275cm" fo:margin-right="0.473cm" fo:margin-top="0cm" fo:margin-bottom="0cm" style:contextual-spacing="false" fo:line-height="115%" fo:text-align="justify" style:justify-single-word="false" fo:orphans="0" fo:widows="0" fo:text-indent="0cm" style:auto-text-indent="false"/>
      <style:text-properties fo:color="#000000" loext:opacity="100%" style:font-name="Times New Roman" fo:font-size="11pt" style:font-size-asian="11pt" style:font-size-complex="11pt"/>
    </style:style>
    <style:style style:name="P17" style:family="paragraph" style:parent-style-name="Table_20_Contents">
      <style:paragraph-properties fo:line-height="115%" fo:text-align="center" style:justify-single-word="false">
        <style:tab-stops/>
      </style:paragraph-properties>
      <style:text-properties fo:color="#000000" loext:opacity="100%" style:font-name="Times New Roman" fo:font-size="11pt" fo:font-weight="bold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line-height="115%" fo:text-align="center" style:justify-single-word="false">
        <style:tab-stops/>
      </style:paragraph-properties>
      <style:text-properties fo:color="#000000" loext:opacity="100%" style:font-name="Times New Roman" fo:font-size="11pt" style:font-size-asian="11pt" style:font-size-complex="11pt"/>
    </style:style>
    <style:style style:name="P19" style:family="paragraph" style:parent-style-name="Standard">
      <style:paragraph-properties fo:margin-left="0.275cm" fo:margin-right="0.473cm" fo:margin-top="0cm" fo:margin-bottom="0cm" style:contextual-spacing="false" fo:line-height="115%" fo:text-align="justify" style:justify-single-word="false" fo:orphans="0" fo:widows="0" fo:text-indent="0cm" style:auto-text-indent="false"/>
      <style:text-properties fo:color="#000000" loext:opacity="100%" style:font-name="Times New Roman" fo:font-size="11pt" style:font-size-asian="11pt" style:font-name-complex="Verdana" style:font-size-complex="11pt"/>
    </style:style>
    <style:style style:name="P20" style:family="paragraph" style:parent-style-name="Standard">
      <style:paragraph-properties fo:margin-left="0.3cm" fo:margin-right="0cm" fo:margin-top="0cm" fo:margin-bottom="0cm" style:contextual-spacing="false" fo:line-height="115%" fo:text-align="justify" style:justify-single-word="false" fo:orphans="0" fo:widows="0" fo:text-indent="0cm" style:auto-text-indent="false"/>
      <style:text-properties fo:color="#000000" loext:opacity="100%" style:font-name="Times New Roman" fo:font-size="11pt" style:font-size-asian="11pt" style:font-name-complex="Verdana" style:font-size-complex="11pt"/>
    </style:style>
    <style:style style:name="P21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size="11pt" style:font-size-asian="11pt" style:font-size-complex="11pt"/>
    </style:style>
    <style:style style:name="P22" style:family="paragraph" style:parent-style-name="Standard">
      <style:paragraph-properties fo:line-height="115%"/>
      <style:text-properties style:font-name="Times New Roman" fo:font-size="11pt" style:font-size-asian="11pt" style:font-size-complex="11pt"/>
    </style:style>
    <style:style style:name="P23" style:family="paragraph" style:parent-style-name="Standard">
      <style:paragraph-properties fo:line-height="115%"/>
      <style:text-properties fo:font-variant="normal" fo:text-transform="none" fo:color="#000000" loext:opacity="100%" style:font-name="Times New Roman" fo:font-size="11pt" fo:letter-spacing="normal" fo:font-style="normal" fo:font-weight="bold" style:font-size-asian="11pt" style:language-asian="es" style:country-asian="ES" style:font-style-asian="normal" style:font-weight-asian="bold" style:font-size-complex="11pt" style:font-weight-complex="bold"/>
    </style:style>
    <style:style style:name="P24" style:family="paragraph" style:parent-style-name="Normal">
      <style:paragraph-properties fo:line-height="115%"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" fo:font-size="11pt" fo:font-weight="bold" officeooo:paragraph-rsid="002e336a" style:letter-kerning="false" style:font-size-asian="11pt" style:font-weight-asian="bold" style:font-name-complex="Times New Roman" style:font-size-complex="11pt" style:language-complex="ar" style:country-complex="SA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Normal">
      <style:paragraph-properties fo:line-height="115%"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fo:color="#000000" loext:opacity="100%" style:font-name="Times New Roman" fo:font-size="11pt" officeooo:paragraph-rsid="002e336a" style:letter-kerning="false" style:font-size-asian="11pt" style:font-name-complex="Verdana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paragraph-properties fo:line-height="115%"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size="11pt" style:font-size-asian="11pt" style:font-size-complex="11pt"/>
    </style:style>
    <style:style style:name="P27" style:family="paragraph" style:parent-style-name="Standard">
      <style:paragraph-properties fo:margin-left="0cm" fo:margin-right="0.534cm" fo:margin-top="0.101cm" fo:margin-bottom="0cm" style:contextual-spacing="false" fo:line-height="115%" fo:text-align="start" style:justify-single-word="false" fo:orphans="0" fo:widows="0" fo:text-indent="0cm" style:auto-text-indent="false"/>
      <style:text-properties style:font-name="Times New Roman" fo:font-size="11pt" style:font-size-asian="11pt" style:font-size-complex="11pt"/>
    </style:style>
    <style:style style:name="P28" style:family="paragraph" style:parent-style-name="Standard">
      <style:paragraph-properties fo:margin-left="0cm" fo:margin-right="0.534cm" fo:margin-top="0.101cm" fo:margin-bottom="0cm" style:contextual-spacing="false" fo:line-height="115%" fo:text-align="start" style:justify-single-word="false" fo:orphans="0" fo:widows="0" fo:text-indent="0cm" style:auto-text-indent="false"/>
      <style:text-properties fo:color="#000000" loext:opacity="100%" style:font-name="Times New Roman" fo:font-size="11pt" fo:font-weight="bold" style:font-size-asian="11pt" style:language-asian="es" style:country-asian="ES" style:font-weight-asian="bold" style:font-size-complex="11pt" style:font-weight-complex="bold"/>
    </style:style>
    <style:style style:name="P29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vertical-align="auto" style:writing-mode="lr-tb"/>
      <style:text-properties style:font-name="Times New Roman" fo:font-size="11pt" officeooo:paragraph-rsid="002ce25a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>
      <style:paragraph-properties fo:text-align="center" style:writing-mode="lr-tb"/>
    </style:style>
    <style:style style:name="P31" style:family="paragraph">
      <loext:graphic-properties draw:fill="solid" draw:fill-color="#ffffff"/>
      <style:paragraph-properties fo:text-align="center"/>
    </style:style>
    <style:style style:name="T1" style:family="text">
      <style:text-properties fo:color="#000000" loext:opacity="100%" fo:font-family="TimesNewRomanPSMT" style:font-family-generic="roman" style:font-pitch="variable" fo:font-size="10pt" style:font-size-asian="10p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weight="bold" style:font-weight-asian="bold" style:font-weight-complex="bold"/>
    </style:style>
    <style:style style:name="T4" style:family="text">
      <style:text-properties fo:color="#000000" loext:opacity="100%" style:font-name="Verdana" fo:font-size="10pt" style:font-size-asian="10pt" style:font-family-complex="Verdana" style:font-family-generic-complex="system" style:font-pitch-complex="variable" style:font-size-complex="10pt"/>
    </style:style>
    <style:style style:name="T5" style:family="text">
      <style:text-properties officeooo:rsid="003a7e50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officeooo:rsid="002ce25a" style:font-size-asian="11pt" style:font-size-complex="11pt"/>
    </style:style>
    <style:style style:name="T8" style:family="text">
      <style:text-properties style:use-window-font-color="true" loext:opacity="0%" fo:font-size="11pt" fo:language="es" fo:country="ES" officeooo:rsid="00bce5d4" style:letter-kerning="true" style:font-name-asian="SimSun1" style:font-size-asian="11pt" style:language-asian="zh" style:country-asian="CN" style:font-family-complex="TimesNewRoman, 'Times New Roman'" style:font-size-complex="11pt" style:language-complex="hi" style:country-complex="IN"/>
    </style:style>
    <style:style style:name="T9" style:family="text">
      <style:text-properties officeooo:rsid="002e336a"/>
    </style:style>
    <style:style style:name="T10" style:family="text">
      <style:text-properties officeooo:rsid="003620c4"/>
    </style:style>
    <style:style style:name="T11" style:family="text">
      <style:text-properties fo:color="#000000" loext:opacity="100%" style:font-name-complex="Verdana"/>
    </style:style>
    <style:style style:name="T12" style:family="text">
      <style:text-properties fo:color="#000000" loext:opacity="100%" style:font-name="Verdana" fo:font-size="5.5pt" style:font-size-asian="5.5pt" style:font-family-complex="Verdana" style:font-family-generic-complex="system" style:font-pitch-complex="variable" style:font-size-complex="5.5pt"/>
    </style:style>
    <style:style style:name="T13" style:family="text">
      <style:text-properties fo:color="#000000" loext:opacity="100%" officeooo:rsid="002ce25a" style:font-name-complex="Verdana"/>
    </style:style>
    <style:style style:name="T14" style:family="text">
      <style:text-properties fo:color="#000000" loext:opacity="100%" fo:letter-spacing="-0.002cm" style:font-name-complex="Verdana"/>
    </style:style>
    <style:style style:name="T15" style:family="text">
      <style:text-properties fo:color="#000000" loext:opacity="100%" fo:letter-spacing="0.002cm" style:font-name-complex="Verdana"/>
    </style:style>
    <style:style style:name="T16" style:family="text">
      <style:text-properties fo:color="#000000" loext:opacity="100%" fo:letter-spacing="0.005cm" style:font-name-complex="Verdana"/>
    </style:style>
    <style:style style:name="T17" style:family="text">
      <style:text-properties fo:color="#000000" loext:opacity="100%" fo:letter-spacing="-0.005cm" style:font-name-complex="Verdana"/>
    </style:style>
    <style:style style:name="T18" style:family="text">
      <style:text-properties fo:color="#000000" loext:opacity="100%" fo:letter-spacing="0.004cm" style:font-name-complex="Verdana"/>
    </style:style>
    <style:style style:name="T19" style:family="text">
      <style:text-properties fo:color="#000000" loext:opacity="100%" fo:letter-spacing="-0.004cm" style:font-name-complex="Verdana"/>
    </style:style>
    <style:style style:name="T20" style:family="text">
      <style:text-properties fo:color="#000000" loext:opacity="100%" fo:letter-spacing="-0.007cm" style:font-name-complex="Verdana"/>
    </style:style>
    <style:style style:name="T21" style:family="text">
      <style:text-properties fo:color="#000000" loext:opacity="100%" fo:letter-spacing="0.007cm" style:font-name-complex="Verdana"/>
    </style:style>
    <style:style style:name="T22" style:family="text">
      <style:text-properties officeooo:rsid="00314e73"/>
    </style:style>
    <style:style style:name="T23" style:family="text">
      <style:text-properties fo:color="#000000" loext:opacity="100%" style:font-name="Verdana" fo:font-size="14pt" style:font-size-asian="14pt" style:font-family-complex="Verdana" style:font-family-generic-complex="system" style:font-pitch-complex="variable" style:font-size-complex="14pt"/>
    </style:style>
    <style:style style:name="T24" style:family="text">
      <style:text-properties fo:font-variant="normal" fo:text-transform="none" fo:color="#000000" loext:opacity="100%" fo:letter-spacing="-0.002cm" fo:font-style="normal" fo:font-weight="bold" style:language-asian="es" style:country-asian="ES" style:font-style-asian="normal" style:font-weight-asian="bold" style:font-name-complex="Verdana" style:font-weight-complex="bold"/>
    </style:style>
    <style:style style:name="T25" style:family="text">
      <style:text-properties fo:font-variant="normal" fo:text-transform="none" fo:color="#000000" loext:opacity="100%" fo:letter-spacing="normal" fo:font-style="normal" fo:font-weight="bold" style:language-asian="es" style:country-asian="ES" style:font-style-asian="normal" style:font-weight-asian="bold" style:font-weight-complex="bold"/>
    </style:style>
    <style:style style:name="T26" style:family="text">
      <style:text-properties fo:font-variant="normal" fo:text-transform="none" fo:color="#000000" loext:opacity="100%" fo:letter-spacing="-0.002cm" fo:font-style="normal" fo:font-weight="bold" style:language-asian="es" style:country-asian="ES" style:font-style-asian="normal" style:font-weight-asian="bold" style:font-weight-complex="bold"/>
    </style:style>
    <style:style style:name="T27" style:family="text">
      <style:text-properties fo:font-variant="normal" fo:text-transform="none" fo:color="#000000" loext:opacity="100%" fo:letter-spacing="0.002cm" fo:font-style="normal" fo:font-weight="bold" style:language-asian="es" style:country-asian="ES" style:font-style-asian="normal" style:font-weight-asian="bold" style:font-weight-complex="bold"/>
    </style:style>
    <style:style style:name="T28" style:family="text">
      <style:text-properties officeooo:rsid="007b29da"/>
    </style:style>
    <style:style style:name="T29" style:family="text">
      <style:text-properties officeooo:rsid="008a0de9"/>
    </style:style>
    <style:style style:name="T30" style:family="text">
      <style:text-properties fo:color="#000000" loext:opacity="100%" fo:font-weight="bold" style:language-asian="es" style:country-asian="ES" style:font-weight-asian="bold" style:font-name-complex="Verdana" style:font-weight-complex="bold"/>
    </style:style>
    <style:style style:name="T31" style:family="text">
      <style:text-properties fo:color="#000000" loext:opacity="100%" fo:letter-spacing="-0.002cm" fo:font-weight="bold" style:language-asian="es" style:country-asian="ES" style:font-weight-asian="bold" style:font-weight-complex="bold"/>
    </style:style>
    <style:style style:name="T32" style:family="text">
      <style:text-properties fo:color="#000000" loext:opacity="100%" fo:font-weight="bold" style:language-asian="es" style:country-asian="ES" style:font-weight-asian="bold" style:font-weight-complex="bold"/>
    </style:style>
    <style:style style:name="T33" style:family="text">
      <style:text-properties fo:color="#000000" loext:opacity="100%" fo:letter-spacing="0.004cm" fo:font-weight="bold" style:language-asian="es" style:country-asian="ES" style:font-weight-asian="bold" style:font-weight-complex="bold"/>
    </style:style>
    <style:style style:name="T34" style:family="text">
      <style:text-properties fo:color="#000000" loext:opacity="100%" fo:letter-spacing="-0.005cm" fo:font-weight="bold" style:language-asian="es" style:country-asian="ES" style:font-weight-asian="bold" style:font-weight-complex="bold"/>
    </style:style>
    <style:style style:name="T35" style:family="text">
      <style:text-properties fo:color="#000000" loext:opacity="100%" fo:letter-spacing="0.002cm" fo:font-weight="bold" style:language-asian="es" style:country-asian="ES" style:font-weight-asian="bold" style:font-weight-complex="bold"/>
    </style:style>
    <style:style style:name="T36" style:family="text">
      <style:text-properties fo:font-variant="normal" fo:text-transform="none" style:use-window-font-color="true" loext:opacity="0%" style:text-line-through-style="none" style:text-line-through-type="none" style:text-position="0% 100%" fo:letter-spacing="normal" fo:language="es" fo:country="ES" fo:font-style="normal" style:text-underline-style="none" fo:font-weight="bold" officeooo:rsid="00850b81" fo:background-color="transparent" loext:char-shading-value="0" style:font-family-asian="Times, 'Times New Roman'" style:font-family-generic-asian="roman" style:font-pitch-asian="variable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37" style:family="text">
      <style:text-properties fo:font-variant="normal" fo:text-transform="none" style:use-window-font-color="true" loext:opacity="0%" style:text-line-through-style="none" style:text-line-through-type="none" style:text-position="0% 100%" fo:letter-spacing="normal" fo:language="es" fo:country="ES" fo:font-style="normal" style:text-underline-style="none" fo:font-weight="bold" officeooo:rsid="00711cfb" fo:background-color="transparent" loext:char-shading-value="0" style:font-family-asian="Times, 'Times New Roman'" style:font-family-generic-asian="roman" style:font-pitch-asian="variable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38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" style:font-size-asian="7.5pt" style:language-asian="es" style:country-asian="ES" style:font-name-complex="Times New Roman" style:font-size-complex="7.5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ffffff" draw:textarea-horizontal-align="justify" draw:textarea-vertical-align="top" draw:auto-grow-height="true" fo:min-height="0.691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1"/>
      <text:p text:style-name="P3" loext:marker-style-name="T2"><text:span text:style-name="T3">AUTORIZACIÓN - VIAJE</text:span></text:p>
      <text:p text:style-name="P4" loext:marker-style-name="T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TÍTULO</text:p>
          </table:table-cell>
          <table:table-cell table:style-name="Tabla1.A1" office:value-type="string">
            <text:p text:style-name="P6">[post_title;ope=<text:span text:style-name="T5">utf8,</text:span>upper]</text:p>
          </table:table-cell>
        </table:table-row>
        <table:table-row table:style-name="Tabla1.2">
          <table:table-cell table:style-name="Tabla1.A1" office:value-type="string">
            <text:p text:style-name="P5">LUGAR:</text:p>
          </table:table-cell>
          <table:table-cell table:style-name="Tabla1.A1" office:value-type="string">
            <text:p text:style-name="P7"><text:span text:style-name="T6">[</text:span><text:span text:style-name="T7">lugar</text:span><text:span text:style-name="T6">;ope=</text:span><text:span text:style-name="Fuente_20_de_20_párrafo_20_predeter."><text:span text:style-name="T8">utf8,</text:span></text:span><text:span text:style-name="T6">upper]</text:span></text:p>
          </table:table-cell>
        </table:table-row>
        <table:table-row table:style-name="Tabla1.3">
          <table:table-cell table:style-name="Tabla1.A1" office:value-type="string">
            <text:p text:style-name="P5">FECHA:</text:p>
          </table:table-cell>
          <table:table-cell table:style-name="Tabla1.A1" office:value-type="string">
            <text:p text:style-name="P8">De<text:span text:style-name="T9">l</text:span> [fecha_evento_inicio;type='date'] a<text:span text:style-name="T10">l</text:span> [fecha_evento_fin;type='date']</text:p>
          </table:table-cell>
        </table:table-row>
      </table:table>
      <text:p text:style-name="P9" loext:marker-style-name="T4"/>
      <text:p text:style-name="P10" loext:marker-style-name="T2"><text:span text:style-name="T11">Desde [invitante], hemos recibido invitación para asistir a [post_title], cuyo itinerario se adjunta. Tendrá lugar en [lugar], del [fecha_evento_inicio;frm='d'] de [fecha_evento_inicio;frm='mmmm (locale)'] de [fecha_evento_inicio;frm='yyyy'] al [fecha_evento_fin;frm='d'] de [fecha_evento_fin;frm='mmmm (locale)'] de [fecha_evento_fin;frm='yyyy'].</text:span></text:p>
      <text:p text:style-name="P11" loext:marker-style-name="T12"/>
      <text:p text:style-name="P12" loext:marker-style-name="T2">Los principales temas de este encuentro serán:</text:p>
      <text:p text:style-name="P13" loext:marker-style-name="T2"><text:span text:style-name="T11"><text:line-break/></text:span><text:span text:style-name="T13">[temas;type='textarea']</text:span></text:p>
      <text:p text:style-name="P14" loext:marker-style-name="T12"/>
      <text:p text:style-name="P15" loext:marker-style-name="T2"><text:span text:style-name="T14">E</text:span><text:span text:style-name="T11">s</text:span><text:span text:style-name="T15"> </text:span><text:span text:style-name="T14">p</text:span><text:span text:style-name="T11">or</text:span><text:span text:style-name="T16"> </text:span><text:span text:style-name="T17">e</text:span><text:span text:style-name="T15">ll</text:span><text:span text:style-name="T11">o</text:span><text:span text:style-name="T15"> </text:span><text:span text:style-name="T14">q</text:span><text:span text:style-name="T15">u</text:span><text:span text:style-name="T11">e</text:span><text:span text:style-name="T18"> </text:span><text:span text:style-name="T11">se con</text:span><text:span text:style-name="T19">s</text:span><text:span text:style-name="T15">i</text:span><text:span text:style-name="T14">de</text:span><text:span text:style-name="T20">r</text:span><text:span text:style-name="T11">a</text:span><text:span text:style-name="T15"> d</text:span><text:span text:style-name="T11">e sumo</text:span><text:span text:style-name="T15"> i</text:span><text:span text:style-name="T14">n</text:span><text:span text:style-name="T11">t</text:span><text:span text:style-name="T14">e</text:span><text:span text:style-name="T11">r</text:span><text:span text:style-name="T14">é</text:span><text:span text:style-name="T11">s</text:span><text:span text:style-name="T16"> </text:span><text:span text:style-name="T15">l</text:span><text:span text:style-name="T11">a</text:span><text:span text:style-name="T15"> </text:span><text:span text:style-name="T11">a</text:span><text:span text:style-name="T19">s</text:span><text:span text:style-name="T15">i</text:span><text:span text:style-name="T11">s</text:span><text:span text:style-name="T14">te</text:span><text:span text:style-name="T15">n</text:span><text:span text:style-name="T11">c</text:span><text:span text:style-name="T14">i</text:span><text:span text:style-name="T11">a</text:span><text:span text:style-name="T16"> </text:span><text:span text:style-name="T11">y</text:span><text:span text:style-name="T15"> </text:span><text:span text:style-name="T11">se so</text:span><text:span text:style-name="T14">l</text:span><text:span text:style-name="T15">i</text:span><text:span text:style-name="T19">c</text:span><text:span text:style-name="T15">i</text:span><text:span text:style-name="T11">ta</text:span><text:span text:style-name="T16"> </text:span><text:span text:style-name="T14">l</text:span><text:span text:style-name="T11">a</text:span><text:span text:style-name="T15"> </text:span><text:span text:style-name="T11">auto</text:span><text:span text:style-name="T19">r</text:span><text:span text:style-name="T15">iz</text:span><text:span text:style-name="T11">a</text:span><text:span text:style-name="T19">c</text:span><text:span text:style-name="T15">i</text:span><text:span text:style-name="T11">ón</text:span><text:span text:style-name="T18"> </text:span><text:span text:style-name="T14">p</text:span><text:span text:style-name="T19">a</text:span><text:span text:style-name="T20">r</text:span><text:span text:style-name="T11">a</text:span><text:span text:style-name="T16"> </text:span><text:span text:style-name="T11">a</text:span><text:span text:style-name="T19">c</text:span><text:span text:style-name="T15">u</text:span><text:span text:style-name="T14">d</text:span><text:span text:style-name="T15">i</text:span><text:span text:style-name="T11">r</text:span><text:span text:style-name="T18"> </text:span><text:span text:style-name="T19">a</text:span><text:span text:style-name="T11">l</text:span><text:span text:style-name="T21"> </text:span><text:span text:style-name="T19">m</text:span><text:span text:style-name="T15">i</text:span><text:span text:style-name="T11">s</text:span><text:span text:style-name="T14">m</text:span><text:span text:style-name="T11">o</text:span><text:span text:style-name="T15"> d</text:span><text:span text:style-name="T11">e </text:span><text:span text:style-name="T13">las siguientes personas</text:span><text:span text:style-name="T11">:</text:span></text:p>
      <text:p text:style-name="P16" loext:marker-style-name="T2"/>
      <table:table table:name="Tabla2" table:style-name="Tabla2">
        <table:table-column table:style-name="Tabla2.A"/>
        <table:table-column table:style-name="Tabla2.B"/>
        <table:table-column table:style-name="Tabla2.A"/>
        <table:table-row table:style-name="Tabla2.1">
          <table:table-cell table:style-name="Tabla2.A1" office:value-type="string">
            <text:p text:style-name="P17">Apellido 1</text:p>
          </table:table-cell>
          <table:table-cell table:style-name="Tabla2.A1" office:value-type="string">
            <text:p text:style-name="P17">Apellido 2</text:p>
          </table:table-cell>
          <table:table-cell table:style-name="Tabla2.C1" office:value-type="string">
            <text:p text:style-name="P17">Nombre</text:p>
          </table:table-cell>
        </table:table-row>
        <table:table-row table:style-name="Tabla2.1">
          <table:table-cell table:style-name="Tabla2.A2" office:value-type="string">
            <text:p text:style-name="P18">[asistentes.apellido1;block=tbs:row;type='text';title='Apellido 1';placeholder='Apellido 2']</text:p>
          </table:table-cell>
          <table:table-cell table:style-name="Tabla2.A2" office:value-type="string">
            <text:p text:style-name="P18">[asistentes.apellido<text:span text:style-name="T22">2</text:span>;type='text';title='Apellido 2';placeholder='Apellido 2']</text:p>
          </table:table-cell>
          <table:table-cell table:style-name="Tabla2.C2" office:value-type="string">
            <text:p text:style-name="P18">[asistentes.nombre;type='text';title='Nombre';placeholder='Nombre']</text:p>
          </table:table-cell>
        </table:table-row>
      </table:table>
      <text:p text:style-name="P19" loext:marker-style-name="T2"/>
      <text:p text:style-name="P20" loext:marker-style-name="T23"/>
      <text:p text:style-name="P21" loext:marker-style-name="T1"><text:span text:style-name="T11">Los gastos de desplazamiento, alojamiento y dietas serán a cargo de [pagador].</text:span></text:p>
      <text:p text:style-name="P21" loext:marker-style-name="T1"><text:span text:style-name="T11"/></text:p>
      <text:p text:style-name="P22" loext:marker-style-name="T2"><text:span text:style-name="T24">P</text:span><text:span text:style-name="T25">R</text:span><text:span text:style-name="T26">O</text:span><text:span text:style-name="T27">P</text:span><text:span text:style-name="T26">O</text:span><text:span text:style-name="T25">N</text:span><text:span text:style-name="T26">GO</text:span><text:span text:style-name="T25">.</text:span></text:p>
      <text:p text:style-name="P23" loext:marker-style-name="T2"/>
      <text:p text:style-name="P24"><text:span text:style-name="T28">EL RESPONSABLE</text:span> DE<text:span text:style-name="T29">L</text:span> SERVICIO DE ORDENACIÓN DE LAS ENSEÑANZAS</text:p>
      <text:p text:style-name="P25">_________________________________________________________________</text:p>
      <text:p text:style-name="P26" loext:marker-style-name="T1"><text:span text:style-name="T11"/></text:p>
      <text:p text:style-name="P27" loext:marker-style-name="T2"><text:span text:style-name="T30">C</text:span><text:span text:style-name="T31">O</text:span><text:span text:style-name="T32">N</text:span><text:span text:style-name="T31">FO</text:span><text:span text:style-name="T32">RME</text:span><text:span text:style-name="T33"> </text:span><text:span text:style-name="T32">C</text:span><text:span text:style-name="T34">O</text:span><text:span text:style-name="T32">N LO</text:span><text:span text:style-name="T35"> </text:span><text:span text:style-name="T31">Q</text:span><text:span text:style-name="T32">UE </text:span><text:span text:style-name="T31">S</text:span><text:span text:style-name="T32">E </text:span><text:span text:style-name="T31">P</text:span><text:span text:style-name="T32">R</text:span><text:span text:style-name="T31">O</text:span><text:span text:style-name="T35">P</text:span><text:span text:style-name="T31">O</text:span><text:span text:style-name="T32">NE <text:s/>AUTORIZO</text:span></text:p>
      <text:p text:style-name="P28" loext:marker-style-name="T2"/>
      <text:p text:style-name="P29"><text:soft-page-break/><text:span text:style-name="Fuente_20_de_20_párrafo_20_predeter."><text:span text:style-name="T36">E</text:span></text:span><text:span text:style-name="Fuente_20_de_20_párrafo_20_predeter."><text:span text:style-name="T37">L DIRECTOR GENERAL DE ORDENACIÓN DE LAS ENSEÑANZAS, INCLUSIÓN E INNOVACIÓN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ourier New" svg:font-family="'Courier New'" style:font-family-generic="modern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ucida Sans Unicode" svg:font-family="'Lucida Sans Unicode'" style:font-family-generic="roman" style:font-pitch="variable"/>
    <style:font-face style:name="Lucida Sans Unicode1" svg:font-family="'Lucida Sans Unicode'" style:font-family-generic="system" style:font-pitch="variable"/>
    <style:font-face style:name="Mangal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Trebuchet MS2" svg:font-family="'Trebuchet MS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true" style:font-name-asian="SimSun1" style:font-family-asian="SimSun, 宋体" style:font-pitch-asian="variable" style:font-size-asian="12pt" style:language-asian="zh" style:country-asian="CN" style:font-name-complex="Mangal" style:font-family-complex="Mangal, 'Courier New'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_20__28_user_29_" style:next-style-name="Text_20_body_20__28_user_29_" style:class="chapter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name-complex="Mangal" style:font-family-complex="Mangal, 'Courier New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_20__28_user_29_" style:class="list">
      <style:text-properties style:font-name-complex="Mangal" style:font-family-complex="Mangal, 'Courier New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Mangal" style:font-family-complex="Mangal, 'Courier New'" style:font-family-generic-complex="roman" style:font-pitch-complex="variable"/>
    </style:style>
    <style:style style:name="Standard_20__28_user_29_" style:display-name="Standard (user)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Arial2" fo:font-family="Arial" style:font-family-generic="swiss" style:font-pitch="variable" fo:font-size="10pt" fo:language="es" fo:country="ES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2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_20__28_user_29_" style:next-style-name="Standard_20__28_user_29_" style:default-outline-level="1" style:class="chapter">
      <style:paragraph-properties fo:margin-top="0.423cm" fo:margin-bottom="0.106cm" style:contextual-spacing="false" fo:keep-with-next="always"/>
      <style:text-properties fo:font-variant="small-caps" fo:color="#003366" loext:opacity="100%"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class="chapter">
      <style:paragraph-properties fo:margin-top="0.423cm" fo:margin-bottom="0.106cm" style:contextual-spacing="false" fo:keep-with-next="always"/>
      <style:text-properties fo:font-variant="small-caps" fo:color="#003366" loext:opacity="100%" fo:font-weight="bold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class="chapter">
      <style:paragraph-properties fo:margin-top="0.423cm" fo:margin-bottom="0.106cm" style:contextual-spacing="false" fo:keep-with-next="always"/>
      <style:text-properties fo:color="#003366" loext:opacity="100%" fo:font-weight="bold" style:font-weight-asian="bold" style:font-size-complex="13pt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class="chapter">
      <style:paragraph-properties fo:margin-top="0.423cm" fo:margin-bottom="0.106cm" style:contextual-spacing="false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class="chapter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_20__28_user_29_" style:next-style-name="Standard_20__28_user_29_" style:default-outline-level="7" style:class="chapter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_20__28_user_29_" style:next-style-name="Standard_20__28_user_29_" style:default-outline-level="8" style:class="chapter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class="chapter">
      <style:paragraph-properties fo:margin-top="0.423cm" fo:margin-bottom="0.106cm" style:contextual-spacing="false"/>
      <style:text-properties fo:font-size="11pt" style:font-size-asian="11pt" style:font-size-complex="11pt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Descripció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, 'Courier New'" style:font-family-generic-complex="roman" style:font-pitch-complex="variable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/>
    <style:style style:name="Footer" style:family="paragraph" style:parent-style-name="Standard_20__28_user_29_" style:class="extra"/>
    <style:style style:name="Párrafo_20_de_20_lista" style:display-name="Párrafo de lista" style:family="paragraph" style:parent-style-name="Standard_20__28_user_29_">
      <style:paragraph-properties fo:margin-left="1.249cm" fo:margin-right="0cm" fo:text-indent="0cm" style:auto-text-indent="false"/>
    </style:style>
    <style:style style:name="justificado" style:family="paragraph" style:parent-style-name="Standard_20__28_user_29_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Sin_20_espaciado" style:display-name="Sin espaciado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Calibri1" fo:font-family="Calibri" style:font-family-generic="swiss" style:font-pitch="variable" fo:font-size="11pt" fo:language="es" fo:country="ES" style:letter-kerning="true" style:font-name-asian="Calibri1" style:font-family-asian="Calibri" style:font-family-generic-asian="swiss" style:font-pitch-asian="variable" style:font-size-asian="11pt" style:language-asian="zh" style:country-asian="CN" style:font-name-complex="Calibri1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Standard_20__28_user_29_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normal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2pt" fo:language="es" fo:country="ES" style:letter-kerning="true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Normal_20_Table_20__28_WW_29_">
      <style:paragraph-properties fo:text-align="start" style:justify-single-word="false" fo:orphans="2" fo:widows="2" fo:padding="0cm" fo:border="none" style:shadow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8Num1z0" style:family="text">
      <style:text-properties style:font-name="Trebuchet MS1" fo:font-family="'Trebuchet MS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Courier New" fo:font-family="'Courier New'" style:font-family-generic="modern" style:font-name-complex="Trebuchet MS1" style:font-family-complex="'Trebuchet MS'" style:font-family-generic-complex="swiss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1" style:family="text"/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Trebuchet MS1" style:font-family-complex="'Trebuchet MS'" style:font-family-generic-complex="swiss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age_20_Number" style:display-name="Page Number" style:family="text" style:parent-style-name="Fuente_20_de_20_párrafo_20_predeter."/>
    <style:style style:name="Título_20_1_20_Car" style:display-name="Título 1 Car" style:family="text">
      <style:text-properties fo:font-variant="small-caps" fo:color="#003366" loext:opacity="100%" style:font-name="Arial2" fo:font-family="Arial" style:font-family-generic="swiss" style:font-pitch="variable" fo:font-size="14pt" fo:language="es" fo:country="ES" fo:font-weight="bold" style:letter-kerning="true" style:font-size-asian="14pt" style:font-weight-asian="bold" style:font-name-complex="Arial2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ternet_20_link_20__28_user_29_" style:display-name="Internet link (user)" style:family="text">
      <style:text-properties fo:color="#0000ff" loext:opacity="100%" style:text-underline-style="solid" style:text-underline-width="auto" style:text-underline-color="font-color"/>
    </style:style>
    <style:style style:name="verdana" style:family="text" style:parent-style-name="Fuente_20_de_20_párrafo_20_predeter."/>
    <style:style style:name="Sin_20_espaciado_20_Car" style:display-name="Sin espaciado Car" style:family="text">
      <style:text-properties style:font-name="Calibri1" fo:font-family="Calibri" style:font-family-generic="swiss" style:font-pitch="variable" fo:font-size="11pt" fo:language="es" fo:country="ES" style:font-name-asian="Calibri1" style:font-family-asian="Calibri" style:font-family-generic-asian="swiss" style:font-pitch-asian="variable" style:font-size-asian="11pt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Pie_20_de_20_página_20_Car" style:display-name="Pie de página Car" style:family="text"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ListLabel_20_9" style:display-name="ListLabel 9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Default_20_Paragraph_20_Font_20__28_WW_29_" style:display-name="Default Paragraph Font (WW)" style:family="text"/>
    <style:style style:name="Título_20_Car" style:display-name="Título Car" style:family="text">
      <style:text-properties fo:color="#000000" loext:opacity="100%" style:font-name="Arial" fo:font-family="Arial" style:font-family-generic="roman" style:font-pitch="variable" fo:font-size="14pt" fo:font-weight="bold" style:font-name-asian="Arial3" style:font-family-asian="Arial" style:font-family-generic-asian="system" style:font-pitch-asian="variable" style:font-size-asian="14pt" style:language-asian="es" style:country-asian="ES" style:font-weight-asian="bold" style:font-name-complex="Arial3" style:font-family-complex="Arial" style:font-family-generic-complex="system" style:font-pitch-complex="variable" style:font-size-complex="14pt" style:font-weight-complex="bold"/>
    </style:style>
    <style:style style:name="Texto_20_independiente_20_Car" style:display-name="Texto independiente Car" style:family="text">
      <style:text-properties fo:color="#000000" loext:opacity="100%" style:font-name="Trebuchet MS" fo:font-family="'Trebuchet MS'" style:font-family-generic="roman" style:font-pitch="variable" fo:font-size="7pt" style:font-name-asian="Trebuchet MS2" style:font-family-asian="'Trebuchet MS'" style:font-family-generic-asian="system" style:font-pitch-asian="variable" style:font-size-asian="7pt" style:language-asian="es" style:country-asian="ES" style:font-name-complex="Trebuchet MS2" style:font-family-complex="'Trebuchet MS'" style:font-family-generic-complex="system" style:font-pitch-complex="variable" style:font-size-complex="7pt"/>
    </style:style>
    <style:style style:name="Título_20_2_20_Car" style:display-name="Título 2 Car" style:family="text">
      <style:text-properties fo:color="#000000" loext:opacity="100%" style:font-name="Lucida Sans Unicode" fo:font-family="'Lucida Sans Unicode'" style:font-family-generic="roman" style:font-pitch="variable" fo:font-size="9pt" style:font-name-asian="Lucida Sans Unicode1" style:font-family-asian="'Lucida Sans Unicode'" style:font-family-generic-asian="system" style:font-pitch-asian="variable" style:font-size-asian="9pt" style:language-asian="es" style:country-asian="ES" style:font-name-complex="Lucida Sans Unicode1" style:font-family-complex="'Lucida Sans Unicode'" style:font-family-generic-complex="system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outline-level-style>
      <text:outline-level-style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outline-level-style>
      <text:outline-level-style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3z1" loext:num-list-format="%2%.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2" loext:num-list-format="%4%.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3z2" loext:num-list-format="%5%.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2" loext:num-list-format="%7%.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3z2" loext:num-list-format="%8%.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6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6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7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0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0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0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0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0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0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0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0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508cm"/>
        </style:list-level-properties>
        <style:text-properties style:font-name="Trebuchet MS1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7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048cm"/>
        </style:list-level-properties>
        <style:text-properties style:font-name="Wingdings"/>
      </text:list-level-style-bullet>
      <text:list-level-style-bullet text:level="4" text:style-name="WW8Num1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318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58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858cm"/>
        </style:list-level-properties>
        <style:text-properties style:font-name="Wingdings"/>
      </text:list-level-style-bullet>
      <text:list-level-style-bullet text:level="7" text:style-name="WW8Num1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128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39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2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2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2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2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2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2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2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2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5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5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5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5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5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5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5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5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6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6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7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7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7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7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7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7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7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7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8z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8cm"/>
        </style:list-level-properties>
      </text:list-level-style-number>
      <text:list-level-style-number text:level="3" text:style-name="WW8Num18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1cm"/>
        </style:list-level-properties>
      </text:list-level-style-number>
      <text:list-level-style-number text:level="4" text:style-name="WW8Num18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9cm"/>
        </style:list-level-properties>
      </text:list-level-style-number>
      <text:list-level-style-number text:level="5" text:style-name="WW8Num18z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8cm"/>
        </style:list-level-properties>
      </text:list-level-style-number>
      <text:list-level-style-number text:level="6" text:style-name="WW8Num18z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7cm"/>
        </style:list-level-properties>
      </text:list-level-style-number>
      <text:list-level-style-number text:level="7" text:style-name="WW8Num18z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6cm"/>
        </style:list-level-properties>
      </text:list-level-style-number>
      <text:list-level-style-number text:level="8" text:style-name="WW8Num18z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5cm"/>
        </style:list-level-properties>
      </text:list-level-style-number>
      <text:list-level-style-number text:level="9" text:style-name="WW8Num18z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4P0"/>
    </number:currency-style>
    <number:number-style style:name="N115">
      <number:number number:decimal-places="0" number:min-decimal-places="0" number:min-integer-digits="2"/>
    </number:number-style>
    <number:number-style style:name="N116">
      <number:number number:decimal-places="0" number:min-decimal-places="0" number:min-integer-digits="1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percentage-style style:name="N118">
      <number:number number:decimal-places="2" number:min-decimal-places="2" number:min-integer-digits="1"/>
      <number:text> %</number:text>
    </number:percentage-style>
    <number:currency-style style:name="N120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20P0"/>
    </number:currency-style>
    <number:number-style style:name="N124P0" style:volatile="true"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-</number:text>
      <number:number number:decimal-places="0" number:min-decimal-places="0" number:min-integer-digits="0"/>
      <number:text>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percentage-style style:name="N133">
      <number:number number:decimal-places="1" number:min-decimal-places="1" number:min-integer-digits="1"/>
      <number:text>%</number:text>
    </number:percentage-style>
    <number:currency-style style:name="N134">
      <number:number number:decimal-places="0" number:min-decimal-places="0" number:min-integer-digits="1" number:grouping="true"/>
      <number:text> </number:text>
      <number:currency-symbol number:language="ar">€</number:currency-symbol>
    </number:currency-style>
    <number:number-style style:name="N135">
      <number:number number:decimal-places="0" number:min-decimal-places="0" number:min-integer-digits="5"/>
    </number:number-style>
    <number:currency-style style:name="N136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percentage-style style:name="N137">
      <number:number number:decimal-places="0" number:min-decimal-places="0" number:min-integer-digits="1"/>
      <number:text> %</number:text>
    </number:percentage-style>
    <number:currency-style style:name="N139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39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39P0"/>
    </number:currency-style>
    <number:number-style style:name="N142P0" style:volatile="true">
      <number:text> </number:text>
      <number:fill-character> </number:fill-character>
      <number:number number:decimal-places="4" number:min-decimal-places="4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4" number:min-decimal-places="4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> </number:text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2" number:min-decimal-places="2" number:min-integer-digits="1" number:grouping="true"/>
      <number:text>€</number:text>
    </number:number-style>
    <number:number-style style:name="N148">
      <number:number number:decimal-places="4" number:min-decimal-places="4" number:min-integer-digits="1"/>
    </number:number-style>
    <number:percentage-style style:name="N149">
      <number:number number:decimal-places="0" number:min-decimal-places="0" number:min-integer-digits="1"/>
      <number:text>%</number:text>
    </number:percentage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151">
      <number:number number:decimal-places="2" number:min-decimal-places="2" number:min-integer-digits="1" number:grouping="true"/>
      <number:text>  </number:text>
    </number:number-style>
    <number:currency-style style:name="N153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5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53P0"/>
    </number:currency-style>
    <number:number-style style:name="N154">
      <number:number number:decimal-places="3" number:min-decimal-places="3" number:min-integer-digits="1"/>
    </number:number-style>
    <number:number-style style:name="N155">
      <number:number number:decimal-places="3" number:min-decimal-places="3" number:min-integer-digits="1" number:grouping="true"/>
    </number:number-style>
    <number:currency-style style:name="N15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5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57P0"/>
    </number:currency-style>
    <number:currency-style style:name="N158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5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58P0"/>
    </number:currency-style>
    <number:currency-style style:name="N160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60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60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currency-style style:name="N10114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14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14P0"/>
    </number:currency-style>
    <number:date-style style:name="N10115" number:language="es" number:country="ES">
      <number:day/>
      <number:text> de </number:text>
      <number:month number:style="long" number:textual="true"/>
      <number:text> de </number:text>
      <number:year number:style="long"/>
    </number:date-style>
    <number:date-style style:name="N20129" number:language="en" number:country="US">
      <number:day/>
      <number:text> de </number:text>
      <number:month number:style="long" number:textual="true"/>
      <number:text> de 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.249cm"/>
          <style:tab-stop style:position="3.281cm"/>
          <style:tab-stop style:position="6.16cm"/>
        </style:tab-stops>
      </style:paragraph-properties>
    </style:style>
    <style:style style:name="MP2" style:family="paragraph">
      <style:paragraph-properties fo:text-align="center" style:writing-mode="lr-tb"/>
    </style:style>
    <style:style style:name="MP3" style:family="paragraph">
      <loext:graphic-properties draw:fill="solid" draw:fill-color="#ffffff"/>
      <style:paragraph-properties fo:text-align="center"/>
    </style:style>
    <style:style style:name="MT1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" style:font-size-asian="7.5pt" style:language-asian="es" style:country-asian="ES" style:font-name-complex="Times New Roman" style:font-size-complex="7.5pt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ffffff" draw:textarea-horizontal-align="justify" draw:textarea-vertical-align="top" draw:auto-grow-height="true" fo:min-height="0.691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.251cm" fo:margin-bottom="2.251cm" fo:margin-left="3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cfe7f5"/>
      </style:header-style>
      <style:footer-style>
        <style:header-footer-properties fo:min-height="0.25cm" fo:margin-left="0cm" fo:margin-right="0cm" fo:margin-top="0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251cm" fo:margin-bottom="4.3cm" fo:margin-left="2.251cm" fo:margin-right="2.2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cfe7f5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MP1"><draw:frame text:anchor-type="char" draw:z-index="1" draw:name="Forma 1" draw:style-name="Mgr1" draw:text-style-name="MP3" svg:width="29.848cm" svg:height="1.2cm" draw:transform="rotate (1.5707963267949) translate (-1.920875cm 27.5960416666667cm)"><draw:text-box><text:p text:style-name="MP2"><text:span text:style-name="MT1">Avda. Buenos Aires 3-5, Edf. Tres de Mayo Planta 4ª <text:s/>| CP 38071 Santa Cruz de Tenerife <text:s/>| <text:s/>Tfno: 922 42 35 00 <text:s text:c="3"/>| Fax: 922 42 38 06</text:span></text:p><text:p text:style-name="MP2"><text:span text:style-name="MT1">Calle Granadera Canaria 2, Edf. Granadera Canaria Planta 1 ª <text:s/>| <text:s/>CP 35071 Las Palmas de Gran Canaria <text:s/>| <text:s/>Tfno: 928 45 54 00 <text:s/>|Fax: 928 45 57 42</text:span></text:p></draw:text-box></draw:frame><draw:frame draw:style-name="Mfr1" draw:name="Imagen2 Copy 1" text:anchor-type="char" svg:x="0.15cm" svg:y="0.078cm" svg:width="9.349cm" svg:height="2.17cm" draw:z-index="0"><draw:image xlink:href="Pictures/100000010000044D000000F6F396B0D7.png" xlink:type="simple" xlink:show="embed" xlink:actuate="onLoad" draw:mime-type="image/png"/></draw:frame><text:tab/><text:tab/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8-07T12:47:46.338000000</meta:creation-date>
    <meta:editing-cycles>46</meta:editing-cycles>
    <meta:editing-duration>PT8H20M51S</meta:editing-duration>
    <meta:generator>LibreOffice/25.8.3.2$MacOSX_AARCH64 LibreOffice_project/8ca8d55c161d602844f5428fa4b58097424e324e</meta:generator>
    <dc:date>2025-12-05T08:53:06.718601000</dc:date>
    <meta:document-statistic meta:table-count="2" meta:image-count="1" meta:object-count="0" meta:page-count="2" meta:paragraph-count="24" meta:word-count="128" meta:character-count="1304" meta:non-whitespace-character-count="1194"/>
  </office:meta>
</office:document-meta>
</file>